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7cm"/>
    </style:style>
    <style:style style:name="co2" style:family="table-column">
      <style:table-column-properties fo:break-before="auto" style:column-width="5.378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4.434cm"/>
    </style:style>
    <style:style style:name="co5" style:family="table-column">
      <style:table-column-properties fo:break-before="auto" style:column-width="2.702cm"/>
    </style:style>
    <style:style style:name="co6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4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145cm" fo:break-before="auto" style:use-optimal-row-height="false"/>
    </style:style>
    <style:style style:name="ro4" style:family="table-row">
      <style:table-row-properties style:row-height="1.023cm" fo:break-before="auto" style:use-optimal-row-height="true"/>
    </style:style>
    <style:style style:name="ro5" style:family="table-row">
      <style:table-row-properties style:row-height="1.508cm" fo:break-before="auto" style:use-optimal-row-height="true"/>
    </style:style>
    <style:style style:name="ro6" style:family="table-row">
      <style:table-row-properties style:row-height="1.117cm" fo:break-before="auto" style:use-optimal-row-height="false"/>
    </style:style>
    <style:style style:name="ro7" style:family="table-row">
      <style:table-row-properties style:row-height="1.457cm" fo:break-before="auto" style:use-optimal-row-height="false"/>
    </style:style>
    <style:style style:name="ro8" style:family="table-row">
      <style:table-row-properties style:row-height="0.847cm" fo:break-before="auto" style:use-optimal-row-height="true"/>
    </style:style>
    <style:style style:name="ro9" style:family="table-row">
      <style:table-row-properties style:row-height="1.214cm" fo:break-before="auto" style:use-optimal-row-height="false"/>
    </style:style>
    <style:style style:name="ro10" style:family="table-row">
      <style:table-row-properties style:row-height="1.976cm" fo:break-before="auto" style:use-optimal-row-height="true"/>
    </style:style>
    <style:style style:name="ro11" style:family="table-row">
      <style:table-row-properties style:row-height="1.35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8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b2b2b2" fo:wrap-option="wrap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ffff" fo:wrap-option="wrap" fo:border="0.06pt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dddddd" fo:wrap-option="wrap"/>
      <style:text-properties fo:font-size="12pt" style:font-size-asian="12pt" style:font-size-complex="12pt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dddddd" fo:wrap-option="wrap"/>
    </style:style>
    <style:style style:name="ce13" style:family="table-cell" style:parent-style-name="Default" style:data-style-name="N41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41">
      <style:table-cell-properties fo:wrap-option="wrap"/>
      <style:text-properties fo:font-size="12pt" style:font-size-asian="12pt" style:font-size-complex="12pt"/>
    </style:style>
    <style:style style:name="ce15" style:family="table-cell" style:parent-style-name="Default" style:data-style-name="N41">
      <style:table-cell-properties fo:background-color="#ffffff" fo:wrap-option="wrap" fo:border="0.06pt solid #000000"/>
      <style:text-properties fo:font-size="12pt" style:font-size-asian="12pt" style:font-size-complex="12pt"/>
    </style:style>
    <style:style style:name="ce25" style:family="table-cell" style:parent-style-name="Default" style:data-style-name="N41">
      <style:table-cell-properties fo:wrap-option="wrap"/>
    </style:style>
    <style:style style:name="ce26" style:family="table-cell" style:parent-style-name="Default" style:data-style-name="N41">
      <style:table-cell-properties fo:background-color="#dddddd" fo:wrap-option="wrap"/>
    </style:style>
    <style:style style:name="ce28" style:family="table-cell" style:parent-style-name="Default" style:data-style-name="N44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11">
      <style:table-cell-properties fo:wrap-option="wrap"/>
      <style:text-properties fo:font-size="12pt" style:font-size-asian="12pt" style:font-size-complex="12pt"/>
    </style:style>
    <style:style style:name="ce16" style:family="table-cell" style:parent-style-name="Default" style:data-style-name="N44">
      <style:table-cell-properties fo:wrap-option="wrap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fo:wrap-option="wrap"/>
      <style:text-properties fo:font-size="12pt" style:font-size-asian="12pt" style:font-size-complex="12pt"/>
    </style:style>
    <style:style style:name="ce18" style:family="table-cell" style:parent-style-name="Default" style:data-style-name="N44">
      <style:table-cell-properties fo:background-color="#ffffff" fo:wrap-option="wrap" fo:border="0.06pt solid #000000"/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11">
      <style:table-cell-properties fo:background-color="#ffffff" fo:wrap-option="wrap" fo:border="0.06pt solid #000000"/>
      <style:text-properties fo:font-size="12pt" style:font-size-asian="12pt" style:font-size-complex="12pt"/>
    </style:style>
  </office:automatic-styles>
  <office:body>
    <office:spreadsheet>
      <table:table table:name="Feuille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1018" table:default-cell-style-name="ce9"/>
        <table:table-row table:style-name="ro1">
          <table:table-cell table:style-name="ce8" office:value-type="string" calcext:value-type="string">
            <text:p>ETU1887</text:p>
          </table:table-cell>
          <table:table-cell table:style-name="ce8"/>
          <table:table-cell table:style-name="ce13" table:formula="of:=SUM([.C4:.C166])" office:value-type="time" office:time-value="PT98H41M36S" calcext:value-type="time">
            <text:p>02:41:36</text:p>
          </table:table-cell>
          <table:table-cell table:style-name="ce13" table:formula="of:=SUM([.D4:.D178])" office:value-type="time" office:time-value="PT30H43M38S" calcext:value-type="time">
            <text:p>06:43:38</text:p>
          </table:table-cell>
          <table:table-cell table:style-name="ce28"/>
          <table:table-cell table:style-name="ce38" table:formula="of:=AVERAGE([.F4:.F140])" office:value-type="percentage" office:value="0.987037037037037" calcext:value-type="percentage">
            <text:p>98,70 %</text:p>
          </table:table-cell>
          <table:table-cell table:number-columns-repeated="1018"/>
        </table:table-row>
        <table:table-row table:style-name="ro1">
          <table:table-cell table:style-name="ce8" table:number-columns-repeated="2"/>
          <table:table-cell table:style-name="ce13"/>
          <table:table-cell table:style-name="ce13" office:value-type="string" calcext:value-type="string">
            <text:p>Donc 26:27:16</text:p>
          </table:table-cell>
          <table:table-cell table:style-name="ce28"/>
          <table:table-cell table:style-name="ce38"/>
          <table:table-cell table:number-columns-repeated="1018"/>
        </table:table-row>
        <table:table-row table:style-name="ro1">
          <table:table-cell table:style-name="ce8" office:value-type="string" calcext:value-type="string">
            <text:p>Taches</text:p>
          </table:table-cell>
          <table:table-cell table:style-name="ce8" office:value-type="string" calcext:value-type="string">
            <text:p>Sous Taches</text:p>
          </table:table-cell>
          <table:table-cell table:style-name="ce8" office:value-type="string" calcext:value-type="string">
            <text:p>Estimation</text:p>
          </table:table-cell>
          <table:table-cell table:style-name="ce8" office:value-type="string" calcext:value-type="string">
            <text:p>Temps passé</text:p>
          </table:table-cell>
          <table:table-cell table:style-name="ce8" office:value-type="string" calcext:value-type="string">
            <text:p>Reste à faire</text:p>
          </table:table-cell>
          <table:table-cell table:style-name="ce8" office:value-type="string" calcext:value-type="string">
            <text:p>Avance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eption</text:p>
          </table:table-cell>
          <table:table-cell office:value-type="string" calcext:value-type="string">
            <text:p>Base de donnees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4" office:value-type="time" office:time-value="PT00H28M00S" calcext:value-type="time">
            <text:p>00:28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4]/([.D4]+[.E4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ches</text:p>
          </table:table-cell>
          <table:table-cell table:style-name="ce14" office:value-type="time" office:time-value="PT00H30M00S" calcext:value-type="time">
            <text:p>00:30:00</text:p>
          </table:table-cell>
          <table:table-cell table:style-name="ce16" table:formula="of:=[.G5]-[.H5]" office:value-type="time" office:time-value="PT00H33M34S" calcext:value-type="time">
            <text:p>00:33:34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5]/([.D5]+[.E5])" office:value-type="percentage" office:value="1" calcext:value-type="percentage">
            <text:p>100,00 %</text:p>
          </table:table-cell>
          <table:table-cell table:style-name="ce14" office:value-type="time" office:time-value="PT00H40M00S" calcext:value-type="time">
            <text:p>00:40:00</text:p>
          </table:table-cell>
          <table:table-cell table:style-name="ce14" office:value-type="time" office:time-value="PT00H06M26S" calcext:value-type="time">
            <text:p>00:06: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paration server</text:p>
          </table:table-cell>
          <table:table-cell office:value-type="string" calcext:value-type="string">
            <text:p>dependance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6" table:formula="of:=[.G6]-[.H6]" office:value-type="time" office:time-value="PT00H02M15S" calcext:value-type="time">
            <text:p>00:02:15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6]/([.D6]+[.E6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7M45S" calcext:value-type="time">
            <text:p>00:07:4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esolution views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7]-[.D7]" office:value-type="time" office:time-value="PT00H00M00S" calcext:value-type="time">
            <text:p>00:00:00</text:p>
          </table:table-cell>
          <table:table-cell table:style-name="ce19" table:formula="of:=[.D7]/([.D7]+[.E7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gin page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8]-[.D8]" office:value-type="time" office:time-value="PT00H00M00S" calcext:value-type="time">
            <text:p>00:00:00</text:p>
          </table:table-cell>
          <table:table-cell table:style-name="ce19" table:formula="of:=[.D8]/([.D8]+[.E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if base </text:p>
          </table:table-cell>
          <table:table-cell office:value-type="string" calcext:value-type="string">
            <text:p>table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25M00S" calcext:value-type="time">
            <text:p>00:25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9]/([.D9]+[.E9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in admin</text:p>
          </table:table-cell>
          <table:table-cell office:value-type="string" calcext:value-type="string">
            <text:p>models AppUser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10]-[.G10]" office:value-type="time" office:time-value="PT00H01M37S" calcext:value-type="time">
            <text:p>00:01:37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10]/([.D10]+[.E10])" office:value-type="percentage" office:value="1" calcext:value-type="percentage">
            <text:p>100,00 %</text:p>
          </table:table-cell>
          <table:table-cell table:style-name="ce14" office:value-type="time" office:time-value="PT00H01M23S" calcext:value-type="time">
            <text:p>00:01:2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ler page admi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11]-[.G11]" office:value-type="time" office:time-value="PT00H01M58S" calcext:value-type="time">
            <text:p>00:01:58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11]/([.D11]+[.E11])" office:value-type="percentage" office:value="1" calcext:value-type="percentage">
            <text:p>100,00 %</text:p>
          </table:table-cell>
          <table:table-cell table:style-name="ce14" office:value-type="time" office:time-value="PT00H01M02S" calcext:value-type="time">
            <text:p>00:01: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ler check admi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6M00S" calcext:value-type="time">
            <text:p>00:06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2]/([.D12]+[.E1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onction session use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13]-[.D13]" office:value-type="time" office:time-value="PT00H00M00S" calcext:value-type="time">
            <text:p>00:00:00</text:p>
          </table:table-cell>
          <table:table-cell table:style-name="ce19" table:formula="of:=[.D13]/([.D13]+[.E1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ge login Admin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14]-[.D14]" office:value-type="time" office:time-value="PT00H00M00S" calcext:value-type="time">
            <text:p>00:00:00</text:p>
          </table:table-cell>
          <table:table-cell table:style-name="ce19" table:formula="of:=[.D14]/([.D14]+[.E14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ique Securite</text:p>
          </table:table-cell>
          <table:table-cell office:value-type="string" calcext:value-type="string">
            <text:p>implementation 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6" table:formula="of:=[.G15]-[.H15]" office:value-type="time" office:time-value="PT00H01M26S" calcext:value-type="time">
            <text:p>00:01:26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5]/([.D15]+[.E15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8M34S" calcext:value-type="time">
            <text:p>00:08: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gin Equipe</text:p>
          </table:table-cell>
          <table:table-cell office:value-type="string" calcext:value-type="string">
            <text:p>models equip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16]-[.G16]" office:value-type="time" office:time-value="PT00H01M38S" calcext:value-type="time">
            <text:p>00:01:38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6]/([.D16]+[.E16])" office:value-type="percentage" office:value="1" calcext:value-type="percentage">
            <text:p>100,00 %</text:p>
          </table:table-cell>
          <table:table-cell table:style-name="ce14" office:value-type="time" office:time-value="PT00H01M22S" calcext:value-type="time">
            <text:p>00:01:2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ler loginpag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G17]-[.H17]" office:value-type="time" office:time-value="PT00H01M40S" calcext:value-type="time">
            <text:p>00:01:4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7]/([.D17]+[.E17])" office:value-type="percentage" office:value="1" calcext:value-type="percentage">
            <text:p>100,00 %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3M20S" calcext:value-type="time">
            <text:p>00:03:2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ontroller check user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table:formula="of:=[.G18]-[.H18]" office:value-type="time" office:time-value="PT00H06M00S" calcext:value-type="time">
            <text:p>00:06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18]/([.D18]+[.E18])" office:value-type="percentage" office:value="1" calcext:value-type="percentage">
            <text:p>100,00 %</text:p>
          </table:table-cell>
          <table:table-cell table:style-name="ce14" office:value-type="time" office:time-value="PT00H06M00S" calcext:value-type="time">
            <text:p>00:06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onction session use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6" table:formula="of:=[.C19]-[.D19]" office:value-type="time" office:time-value="PT00H00M00S" calcext:value-type="time">
            <text:p>00:00:00</text:p>
          </table:table-cell>
          <table:table-cell table:style-name="ce19" table:formula="of:=[.D19]/([.D19]+[.E19])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pes</text:p>
          </table:table-cell>
          <table:table-cell office:value-type="string" calcext:value-type="string">
            <text:p>models etapes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20]-[.G20]" office:value-type="time" office:time-value="PT00H01M45S" calcext:value-type="time">
            <text:p>00:01:45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20]/([.D20]+[.E20])" office:value-type="percentage" office:value="1" calcext:value-type="percentage">
            <text:p>100,00 %</text:p>
          </table:table-cell>
          <table:table-cell table:style-name="ce14" office:value-type="time" office:time-value="PT00H01M15S" calcext:value-type="time">
            <text:p>00:01:1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ler page etapes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1]-[.D21]" office:value-type="time" office:time-value="PT00H00M00S" calcext:value-type="time">
            <text:p>00:00:00</text:p>
          </table:table-cell>
          <table:table-cell table:style-name="ce19" table:formula="of:=[.D21]/([.D21]+[.E2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ge etapes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4" table:formula="of:=[.C22]-[.D22]" office:value-type="time" office:time-value="PT00H00M00S" calcext:value-type="time">
            <text:p>00:00:00</text:p>
          </table:table-cell>
          <table:table-cell table:style-name="ce19" table:formula="of:=[.D22]/([.D22]+[.E2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coureu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3]-[.D23]" office:value-type="time" office:time-value="PT00H00M00S" calcext:value-type="time">
            <text:p>00:00:00</text:p>
          </table:table-cell>
          <table:table-cell table:style-name="ce19" table:formula="of:=[.D23]/([.D23]+[.E2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ResutlatEtape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4]-[.D24]" office:value-type="time" office:time-value="PT00H00M00S" calcext:value-type="time">
            <text:p>00:00:00</text:p>
          </table:table-cell>
          <table:table-cell table:style-name="ce19" table:formula="of:=[.D24]/([.D24]+[.E24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ntroller affectatio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25]/([.D25]+[.E25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ge affectation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26]/([.D26]+[.E2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ew etatcountcoureur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27]/([.D27]+[.E27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etat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28]-[.D28]" office:value-type="time" office:time-value="PT00H00M00S" calcext:value-type="time">
            <text:p>00:00:00</text:p>
          </table:table-cell>
          <table:table-cell table:style-name="ce19" table:formula="of:=[.D28]/([.D28]+[.E2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 submit affectation</text:p>
          </table:table-cell>
          <table:table-cell table:number-columns-repeated="2" table:style-name="ce14" office:value-type="time" office:time-value="PT00H05M00S" calcext:value-type="time">
            <text:p>00:05:00</text:p>
          </table:table-cell>
          <table:table-cell table:style-name="ce14" table:formula="of:=[.C29]-[.D29]" office:value-type="time" office:time-value="PT00H00M00S" calcext:value-type="time">
            <text:p>00:00:00</text:p>
          </table:table-cell>
          <table:table-cell table:style-name="ce19" table:formula="of:=[.D29]/([.D29]+[.E29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if acces </text:p>
          </table:table-cell>
          <table:table-cell office:value-type="string" calcext:value-type="string">
            <text:p>page etapes pour tous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30]-[.D30]" office:value-type="time" office:time-value="PT00H00M00S" calcext:value-type="time">
            <text:p>00:00:00</text:p>
          </table:table-cell>
          <table:table-cell table:style-name="ce19" table:formula="of:=[.D30]/([.D30]+[.E30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ews ResultatEtapeComp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6" table:formula="of:=[.G31]-[.H31]" office:value-type="time" office:time-value="PT00H03M19S" calcext:value-type="time">
            <text:p>00:03:19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31]/([.D31]+[.E31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6M41S" calcext:value-type="time">
            <text:p>00:06:4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T page temps 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table:formula="of:=[.G32]-[.H32]" office:value-type="time" office:time-value="PT00H08M02S" calcext:value-type="time">
            <text:p>00:08:02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32]/([.D32]+[.E32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1M58S" calcext:value-type="time">
            <text:p>00:01:5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age temp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table:formula="of:=[.G33]-[.H33]" office:value-type="time" office:time-value="PT00H10M00S" calcext:value-type="time">
            <text:p>00:10:00</text:p>
          </table:table-cell>
          <table:table-cell table:style-name="ce14" table:formula="of:=[.C33]-[.D33]" office:value-type="time" office:time-value="PT00H00M00S" calcext:value-type="time">
            <text:p>00:00:00</text:p>
          </table:table-cell>
          <table:table-cell table:style-name="ce19" table:formula="of:=[.D33]/([.D33]+[.E33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T submit temp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table:formula="of:=[.G34]-[.H34]" office:value-type="time" office:time-value="PT00H12M53S" calcext:value-type="time">
            <text:p>00:12:53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34]/([.D34]+[.E34])" office:value-type="percentage" office:value="1" calcext:value-type="percentage">
            <text:p>100,00 %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4" office:value-type="time" office:time-value="PT00H07M07S" calcext:value-type="time">
            <text:p>00:07: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assement Coureur</text:p>
          </table:table-cell>
          <table:table-cell office:value-type="string" calcext:value-type="string">
            <text:p>Views classement CR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table:formula="of:=[.G35]-[.H35]" office:value-type="time" office:time-value="PT00H09M34S" calcext:value-type="time">
            <text:p>00:09:34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35]/([.D35]+[.E35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0M26S" calcext:value-type="time">
            <text:p>00:00:2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odel VclassementCR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36]-[.G36]" office:value-type="time" office:time-value="PT00H02M11S" calcext:value-type="time">
            <text:p>00:02:11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36]/([.D36]+[.E36])" office:value-type="percentage" office:value="1" calcext:value-type="percentage">
            <text:p>100,00 %</text:p>
          </table:table-cell>
          <table:table-cell table:style-name="ce14" office:value-type="time" office:time-value="PT00H00M49S" calcext:value-type="time">
            <text:p>00:00:49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T classement CR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37]-[.D37]" office:value-type="time" office:time-value="PT00H00M00S" calcext:value-type="time">
            <text:p>00:00:00</text:p>
          </table:table-cell>
          <table:table-cell table:style-name="ce19" table:formula="of:=[.D37]/([.D37]+[.E37])" office:value-type="percentage" office:value="1" calcext:value-type="percentage">
            <text:p>100,00 %</text:p>
          </table:table-cell>
          <table:table-cell table:style-name="ce14" office:value-type="time" office:time-value="PT00H03M00S" calcext:value-type="time">
            <text:p>00:03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g classement CR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2M00S" calcext:value-type="time">
            <text:p>00:12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38]/([.D38]+[.E38])" office:value-type="percentage" office:value="1" calcext:value-type="percentage">
            <text:p>100,00 %</text:p>
          </table:table-cell>
          <table:table-cell table:style-name="ce14" office:value-type="time" office:time-value="PT00H12M00S" calcext:value-type="time">
            <text:p>00:12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assement equipe</text:p>
          </table:table-cell>
          <table:table-cell office:value-type="string" calcext:value-type="string">
            <text:p>Views Classement EQ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39]/([.D39]+[.E39])" office:value-type="percentage" office:value="1" calcext:value-type="percentage">
            <text:p>100,00 %</text:p>
          </table:table-cell>
          <table:table-cell table:style-name="ce14" office:value-type="time" office:time-value="PT00H10M00S" calcext:value-type="time">
            <text:p>00:10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odel VclassementEQ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6" table:formula="of:=[.C40]-[.H40]" office:value-type="time" office:time-value="PT00H01M12S" calcext:value-type="time">
            <text:p>00:01:12</text:p>
          </table:table-cell>
          <table:table-cell table:style-name="ce14" office:value-type="time" office:time-value="PT00H00M00S" calcext:value-type="time">
            <text:p>00:00:00</text:p>
          </table:table-cell>
          <table:table-cell table:style-name="ce19" table:formula="of:=[.D40]/([.D40]+[.E40])" office:value-type="percentage" office:value="1" calcext:value-type="percentage">
            <text:p>100,00 %</text:p>
          </table:table-cell>
          <table:table-cell/>
          <table:table-cell table:style-name="ce14" office:value-type="time" office:time-value="PT00H01M48S" calcext:value-type="time">
            <text:p>00:01:4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T classement equipe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4" table:formula="of:=[.C41]-[.D41]" office:value-type="time" office:time-value="PT00H00M00S" calcext:value-type="time">
            <text:p>00:00:00</text:p>
          </table:table-cell>
          <table:table-cell table:style-name="ce19" table:formula="of:=[.D41]/([.D41]+[.E4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g classement EQ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7" office:value-type="float" office:value="0" calcext:value-type="float">
            <text:p>0</text:p>
          </table:table-cell>
          <table:table-cell table:style-name="ce19" table:formula="of:=[.D42]/([.D42]+[.E4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 table:style-name="ce10" table:number-columns-repeated="8"/>
          <table:table-cell table:number-columns-repeated="1016"/>
        </table:table-row>
        <table:table-row table:style-name="ro1">
          <table:table-cell table:number-columns-repeated="2" table:style-name="ce11" office:value-type="string" calcext:value-type="string">
            <text:p>Conception TODO</text:p>
          </table:table-cell>
          <table:table-cell table:style-name="ce15" office:value-type="time" office:time-value="PT00H30M00S" calcext:value-type="time">
            <text:p>00:30:00</text:p>
          </table:table-cell>
          <table:table-cell table:style-name="ce15" office:value-type="time" office:time-value="PT00H38M57S" calcext:value-type="time">
            <text:p>00:38:57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44]/([.D44]+[.E44])" office:value-type="percentage" office:value="1" calcext:value-type="percentage">
            <text:p>100,00 %</text:p>
          </table:table-cell>
          <table:table-cell table:style-name="ce11" table:number-columns-repeated="1018"/>
        </table:table-row>
        <table:table-row table:style-name="ro3">
          <table:table-cell office:value-type="string" calcext:value-type="string">
            <text:p>Correction donnees J1</text:p>
          </table:table-cell>
          <table:table-cell office:value-type="string" calcext:value-type="string">
            <text:p>modif donnees point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3M42S" calcext:value-type="time">
            <text:p>00:03:42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45]/([.D45]+[.E45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odif donnees depart dans etap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1M28S" calcext:value-type="time">
            <text:p>00:01:28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46]/([.D46]+[.E4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odif donnees timestamp arrivee</text:p>
          </table:table-cell>
          <table:table-cell table:number-columns-repeated="2" table:style-name="ce14" office:value-type="time" office:time-value="PT00H03M00S" calcext:value-type="time">
            <text:p>00:03:00</text:p>
          </table:table-cell>
          <table:table-cell table:style-name="ce18" table:formula="of:=[.C47]-[.D47]" office:value-type="time" office:time-value="PT00H00M00S" calcext:value-type="time">
            <text:p>00:00:00</text:p>
          </table:table-cell>
          <table:table-cell table:style-name="ce20" table:formula="of:=[.D47]/([.D47]+[.E47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ew rest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49S" calcext:value-type="time">
            <text:p>00:00:49</text:p>
          </table:table-cell>
          <table:table-cell table:style-name="ce18"/>
          <table:table-cell table:style-name="ce20"/>
          <table:table-cell table:number-columns-repeated="1018"/>
        </table:table-row>
        <table:table-row table:style-name="ro4">
          <table:table-cell office:value-type="string" calcext:value-type="string">
            <text:p>Correction affichage J1</text:p>
          </table:table-cell>
          <table:table-cell office:value-type="string" calcext:value-type="string">
            <text:p>modif view classement General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4M57S" calcext:value-type="time">
            <text:p>00:04:57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49]/([.D49]+[.E49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odif affichage classement general avec lien detail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4M06S" calcext:value-type="time">
            <text:p>00:04:06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50]/([.D50]+[.E50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T voir les details ( utilisation de l'ancien view)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24S" calcext:value-type="time">
            <text:p>00:01:24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51]/([.D51]+[.E5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<text:s/>affichage detail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52]/([.D52]+[.E5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4"/>
          <table:table-cell/>
          <table:table-cell table:style-name="ce18"/>
          <table:table-cell table:style-name="ce20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ffichage etap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8S" calcext:value-type="time">
            <text:p>00:01:08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54]/([.D54]+[.E54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affichage affectation timestamp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49M00S" calcext:value-type="time">
            <text:p>00:49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55]/([.D55]+[.E55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table:style-name="ce12" office:value-type="string" calcext:value-type="string">
            <text:p>COMPLETResultatEtape 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2M22S" calcext:value-type="time">
            <text:p>00:02:22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56]/([.D56]+[.E5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/>
          <table:table-cell table:style-name="ce12"/>
          <table:table-cell table:style-name="ce14"/>
          <table:table-cell/>
          <table:table-cell table:style-name="ce18"/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orrection objet J1</text:p>
          </table:table-cell>
          <table:table-cell table:style-name="ce5" office:value-type="string" calcext:value-type="string">
            <text:p>objet resultatetao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39S" calcext:value-type="time">
            <text:p>00:00:39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58]/([.D58]+[.E5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tters arrive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3M12S" calcext:value-type="time">
            <text:p>00:03:12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59]/([.D59]+[.E59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sultatcomplet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60]/([.D60]+[.E60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LASSEMENT Gc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9S" calcext:value-type="time">
            <text:p>00:01:09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61]/([.D61]+[.E6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affectation admin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62]/([.D62]+[.E6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classement general C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0M22S" calcext:value-type="time">
            <text:p>00:00:22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63]/([.D63]+[.E6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classement details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5M44S" calcext:value-type="time">
            <text:p>00:05:44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64]/([.D64]+[.E64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Correction donnees test et view ClassementEQ </text:p>
          </table:table-cell>
          <table:table-cell office:value-type="string" calcext:value-type="string">
            <text:p>insert script, view classementEQ avec pt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22M25S" calcext:value-type="time">
            <text:p>00:22:25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65]/([.D65]+[.E65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check modification</text:p>
          </table:table-cell>
          <table:table-cell office:value-type="string" calcext:value-type="string">
            <text:p>verification toutes les pages et correction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34M00S" calcext:value-type="time">
            <text:p>00:34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66]/([.D66]+[.E6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ge importation</text:p>
          </table:table-cell>
          <table:table-cell office:value-type="string" calcext:value-type="string">
            <text:p>Etapes et Resultat 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4M14S" calcext:value-type="time">
            <text:p>00:04:14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67]/([.D67]+[.E67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oints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1M00S" calcext:value-type="time">
            <text:p>00:01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68]/([.D68]+[.E6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ference CT import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8M34S" calcext:value-type="time">
            <text:p>00:08:34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69]/([.D69]+[.E69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/>
          <table:table-cell/>
          <table:table-cell table:style-name="ce18" office:value-type="time" office:time-value="PT00H00M00S" calcext:value-type="time">
            <text:p>00:00:00</text:p>
          </table:table-cell>
          <table:table-cell table:style-name="ce20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importation.importEtap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7M21S" calcext:value-type="time">
            <text:p>00:07:21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71]/([.D71]+[.E7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T importation.importResulat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7M50S" calcext:value-type="time">
            <text:p>00:07:5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72]/([.D72]+[.E7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6">
          <table:table-cell/>
          <table:table-cell office:value-type="string" calcext:value-type="string">
            <text:p>CT importation.importPoints</text:p>
          </table:table-cell>
          <table:table-cell table:number-columns-repeated="2" table:style-name="ce14" office:value-type="time" office:time-value="PT00H05M00S" calcext:value-type="time">
            <text:p>00:05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73]/([.D73]+[.E7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D import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4" office:value-type="time" office:time-value="PT00H02M00S" calcext:value-type="time">
            <text:p>00:02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74]/([.D74]+[.E74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/>
          <table:table-cell/>
          <table:table-cell table:style-name="ce18" office:value-type="time" office:time-value="PT00H00M00S" calcext:value-type="time">
            <text:p>00:00:00</text:p>
          </table:table-cell>
          <table:table-cell table:style-name="ce20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reparation requete import <text:s/>resultat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32M05S" calcext:value-type="time">
            <text:p>00:32:05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76]/([.D76]+[.E7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8" office:value-type="time" office:time-value="PT00H00M00S" calcext:value-type="time">
            <text:p>00:00:00</text:p>
          </table:table-cell>
          <table:table-cell table:style-name="ce20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nalisation import etape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4M57S" calcext:value-type="time">
            <text:p>00:14:57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78]/([.D78]+[.E7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nalisation import resu]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79]/([.D79]+[.E79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nalisation import points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80]/([.D80]+[.E80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tester les imports et correction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2H35M00S" calcext:value-type="time">
            <text:p>02:35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81]/([.D81]+[.E8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ge home equipe</text:p>
          </table:table-cell>
          <table:table-cell office:value-type="string" calcext:value-type="string">
            <text:p>Page resultat etape Static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82]/([.D82]+[.E8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reation view resultat chrono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04M29S" calcext:value-type="time">
            <text:p>00:04:29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83]/([.D83]+[.E8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edirection ajouter coureur btn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3M07S" calcext:value-type="time">
            <text:p>00:03:07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84]/([.D84]+[.E84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HomeEquip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5M08S" calcext:value-type="time">
            <text:p>00:05:08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85]/([.D85]+[.E85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MD HomeEquipe avec fonction complet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9M10S" calcext:value-type="time">
            <text:p>00:19:1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86]/([.D86]+[.E8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inalisation affichage liste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1M53S" calcext:value-type="time">
            <text:p>00:11:53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87]/([.D87]+[.E87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apres redirect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8"/>
          <table:table-cell table:style-name="ce20"/>
          <table:table-cell table:number-columns-repeated="1018"/>
        </table:table-row>
        <table:table-row table:style-name="ro4">
          <table:table-cell office:value-type="string" calcext:value-type="string">
            <text:p>Page gestion categorie ADMIN</text:p>
          </table:table-cell>
          <table:table-cell office:value-type="string" calcext:value-type="string">
            <text:p>Page bouton generer categorie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4" office:value-type="time" office:time-value="PT00H02M10S" calcext:value-type="time">
            <text:p>00:02:1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89]/([.D89]+[.E89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Categori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49S" calcext:value-type="time">
            <text:p>00:01:49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90]/([.D90]+[.E90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reation view CategorieAuto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11M21S" calcext:value-type="time">
            <text:p>00:11:21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91]/([.D91]+[.E9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7">
          <table:table-cell table:style-name="ce5" table:number-columns-repeated="6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finalisation <text:s/>bouton generer categorie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14M23S" calcext:value-type="time">
            <text:p>00:14:23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93]/([.D93]+[.E9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Page pour tous</text:p>
          </table:table-cell>
          <table:table-cell office:value-type="string" calcext:value-type="string">
            <text:p>view classement par categorie genre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94]/([.D94]+[.E94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8">
          <table:table-cell/>
          <table:table-cell table:style-name="ce5" office:value-type="string" calcext:value-type="string">
            <text:p>Finalisation CT classement pour tout categorie avec pathVariable</text:p>
          </table:table-cell>
          <table:table-cell table:style-name="ce25" office:value-type="time" office:time-value="PT00H05M00S" calcext:value-type="time">
            <text:p>00:05:00</text:p>
          </table:table-cell>
          <table:table-cell table:style-name="ce25" office:value-type="time" office:time-value="PT00H07M26S" calcext:value-type="time">
            <text:p>00:07:26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95]/([.D95]+[.E95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8">
          <table:table-cell/>
          <table:table-cell table:style-name="ce5" office:value-type="string" calcext:value-type="string">
            <text:p>Finalisation affichage liste unique pour tous</text:p>
          </table:table-cell>
          <table:table-cell table:style-name="ce25" office:value-type="time" office:time-value="PT00H05M00S" calcext:value-type="time">
            <text:p>00:05:00</text:p>
          </table:table-cell>
          <table:table-cell table:style-name="ce25" office:value-type="time" office:time-value="PT00H10M00S" calcext:value-type="time">
            <text:p>00:10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96]/([.D96]+[.E9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 table:style-name="ce6"/>
          <table:table-cell table:style-name="ce21"/>
          <table:table-cell table:style-name="ce26" table:number-columns-repeated="2"/>
          <table:table-cell table:style-name="ce18"/>
          <table:table-cell table:style-name="ce20"/>
          <table:table-cell table:style-name="ce6" table:number-columns-repeated="1018"/>
        </table:table-row>
        <table:table-row table:style-name="ro1">
          <table:table-cell/>
          <table:table-cell table:style-name="ce5" office:value-type="string" calcext:value-type="string">
            <text:p>Regler @Auth all CT'</text:p>
          </table:table-cell>
          <table:table-cell table:style-name="ce25" office:value-type="time" office:time-value="PT00H05M00S" calcext:value-type="time">
            <text:p>00:05:00</text:p>
          </table:table-cell>
          <table:table-cell table:style-name="ce25" office:value-type="time" office:time-value="PT00H14M00S" calcext:value-type="time">
            <text:p>00:14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98]/([.D98]+[.E9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9">
          <table:table-cell/>
          <table:table-cell office:value-type="string" calcext:value-type="string">
            <text:p>Manontany an ramose regle</text:p>
          </table:table-cell>
          <table:table-cell table:style-name="ce14" office:value-type="time" office:time-value="PT00H05M00S" calcext:value-type="time">
            <text:p>00:05:00</text:p>
          </table:table-cell>
          <table:table-cell/>
          <table:table-cell table:style-name="ce18" table:formula="of:=[.C99]-[.D99]" office:value-type="time" office:time-value="PT00H05M00S" calcext:value-type="time">
            <text:p>00:05:00</text:p>
          </table:table-cell>
          <table:table-cell table:style-name="ce20" table:formula="of:=[.D99]/([.D99]+[.E99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script reinitaliser base avec les sequences aussi</text:p>
          </table:table-cell>
          <table:table-cell table:style-name="ce14" office:value-type="time" office:time-value="PT00H08M00S" calcext:value-type="time">
            <text:p>00:08:00</text:p>
          </table:table-cell>
          <table:table-cell/>
          <table:table-cell table:style-name="ce18" table:formula="of:=[.C100]-[.D100]" office:value-type="time" office:time-value="PT00H08M00S" calcext:value-type="time">
            <text:p>00:08:00</text:p>
          </table:table-cell>
          <table:table-cell table:style-name="ce20" table:formula="of:=[.D100]/([.D100]+[.E100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GLE UNICITE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7M00S" calcext:value-type="time">
            <text:p>00:17:00</text:p>
          </table:table-cell>
          <table:table-cell table:style-name="ce18" table:formula="of:=[.C101]-[.D101]" office:value-type="time" office:time-value="-PT00H07M00S" calcext:value-type="time">
            <text:p>-00:07:00</text:p>
          </table:table-cell>
          <table:table-cell table:style-name="ce20" table:formula="of:=[.D101]/([.D101]+[.E101])" office:value-type="percentage" office:value="1.7" calcext:value-type="percentage">
            <text:p>17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Verification page accueil equipe </text:p>
          </table:table-cell>
          <table:table-cell table:number-columns-repeated="2" table:style-name="ce14" office:value-type="time" office:time-value="PT00H10M00S" calcext:value-type="time">
            <text:p>00:10:00</text:p>
          </table:table-cell>
          <table:table-cell table:style-name="ce18" table:formula="of:=[.C102]-[.D102]" office:value-type="time" office:time-value="PT00H00M00S" calcext:value-type="time">
            <text:p>00:00:00</text:p>
          </table:table-cell>
          <table:table-cell table:style-name="ce20" table:formula="of:=[.D102]/([.D102]+[.E10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melioration classement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4" office:value-type="time" office:time-value="PT00H25M00S" calcext:value-type="time">
            <text:p>00:25:00</text:p>
          </table:table-cell>
          <table:table-cell table:style-name="ce18" table:formula="of:=[.C103]-[.D103]" office:value-type="time" office:time-value="-PT00H10M00S" calcext:value-type="time">
            <text:p>-00:10:00</text:p>
          </table:table-cell>
          <table:table-cell table:style-name="ce20" table:formula="of:=[.D103]/([.D103]+[.E103])" office:value-type="percentage" office:value="1.66666666666667" calcext:value-type="percentage">
            <text:p>166,67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eption J3 TODO</text:p>
          </table:table-cell>
          <table:table-cell/>
          <table:table-cell table:style-name="ce14" office:value-type="time" office:time-value="PT00H30M00S" calcext:value-type="time">
            <text:p>00:30:00</text:p>
          </table:table-cell>
          <table:table-cell table:style-name="ce14" office:value-type="time" office:time-value="PT00H32M00S" calcext:value-type="time">
            <text:p>00:32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04]/([.D104]+[.E104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reparation script PIE CHART en static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25M39S" calcext:value-type="time">
            <text:p>00:25:39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05]/([.D105]+[.E105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0">
          <table:table-cell/>
          <table:table-cell office:value-type="string" calcext:value-type="string">
            <text:p>Preparation donnees JS sur java par classement GENERAL &amp; classement detail</text:p>
          </table:table-cell>
          <table:table-cell table:style-name="ce14" office:value-type="time" office:time-value="PT00H13M00S" calcext:value-type="time">
            <text:p>00:13:00</text:p>
          </table:table-cell>
          <table:table-cell table:style-name="ce14" office:value-type="time" office:time-value="PT00H10M33S" calcext:value-type="time">
            <text:p>00:10:33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06]/([.D106]+[.E10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1">
          <table:table-cell/>
          <table:table-cell office:value-type="string" calcext:value-type="string">
            <text:p>CT classement TOUS Donnees JS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07]/([.D107]+[.E107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integraion PIE CHART COMPLETE</text:p>
          </table:table-cell>
          <table:table-cell table:style-name="ce14" office:value-type="time" office:time-value="PT00H16M00S" calcext:value-type="time">
            <text:p>00:16:00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08]/([.D108]+[.E10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reparation forme PDF JASPER (SIMPLE)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25M42S" calcext:value-type="time">
            <text:p>00:25:42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09]/([.D109]+[.E109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hangement en ITEXT PDF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30M00S" calcext:value-type="time">
            <text:p>00:30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10]/([.D110]+[.E110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reparation des models classement GENERAL PDF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11]/([.D111]+[.E11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reparation des models classement detaille PDF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4" office:value-type="time" office:time-value="PT00H01M45S" calcext:value-type="time">
            <text:p>00:01:45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12]/([.D112]+[.E11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age bouton generate PDF classement general</text:p>
          </table:table-cell>
          <table:table-cell table:style-name="ce14" office:value-type="time" office:time-value="PT00H06M00S" calcext:value-type="time">
            <text:p>00:06:00</text:p>
          </table:table-cell>
          <table:table-cell table:style-name="ce14" office:value-type="time" office:time-value="PT00H01M45S" calcext:value-type="time">
            <text:p>00:01:45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13]/([.D113]+[.E11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Page bouton generate PDF classement detaille</text:p>
          </table:table-cell>
          <table:table-cell table:style-name="ce14" office:value-type="time" office:time-value="PT00H06M00S" calcext:value-type="time">
            <text:p>00:06:00</text:p>
          </table:table-cell>
          <table:table-cell table:style-name="ce14" office:value-type="time" office:time-value="PT00H08M22S" calcext:value-type="time">
            <text:p>00:08:22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14]/([.D114]+[.E114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classment all PDF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12M06S" calcext:value-type="time">
            <text:p>00:12:06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15]/([.D115]+[.E115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st finaux PDF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4" office:value-type="time" office:time-value="PT01H21M00S" calcext:value-type="time">
            <text:p>01:21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16]/([.D116]+[.E11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ble penalite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02M00S" calcext:value-type="time">
            <text:p>00:02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17]/([.D117]+[.E117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penalite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03M00S" calcext:value-type="time">
            <text:p>00:03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18]/([.D118]+[.E11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ew liste penalite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04M00S" calcext:value-type="time">
            <text:p>00:04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19]/([.D119]+[.E119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penalite Liste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05M00S" calcext:value-type="time">
            <text:p>00:05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20]/([.D120]+[.E120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ffichage Liste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21]/([.D121]+[.E12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penalite formulaire</text:p>
          </table:table-cell>
          <table:table-cell table:style-name="ce14" office:value-type="time" office:time-value="PT00H07M00S" calcext:value-type="time">
            <text:p>00:07:00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22]/([.D122]+[.E12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ffichage formulaire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23]/([.D123]+[.E12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submit formulaire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09M00S" calcext:value-type="time">
            <text:p>00:09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24]/([.D124]+[.E124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suppression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09M00S" calcext:value-type="time">
            <text:p>00:09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25]/([.D125]+[.E125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reglement suppression avec Alert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25M00S" calcext:value-type="time">
            <text:p>00:25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26]/([.D126]+[.E12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st finaux penalite liste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2M00S" calcext:value-type="time">
            <text:p>00:12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27]/([.D127]+[.E127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test finaux penalite formulaire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13M00S" calcext:value-type="time">
            <text:p>00:13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28]/([.D128]+[.E12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Conception MIS A JOUR des views a modifier </text:p>
          </table:table-cell>
          <table:table-cell table:style-name="ce14" office:value-type="time" office:time-value="PT00H08M00S" calcext:value-type="time">
            <text:p>00:08:00</text:p>
          </table:table-cell>
          <table:table-cell table:style-name="ce14" office:value-type="time" office:time-value="PT00H17M00S" calcext:value-type="time">
            <text:p>00:17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29]/([.D129]+[.E129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TEST VIEWS CHANGEMENT</text:p>
          </table:table-cell>
          <table:table-cell table:style-name="ce14" office:value-type="time" office:time-value="PT00H30M00S" calcext:value-type="time">
            <text:p>00:30:00</text:p>
          </table:table-cell>
          <table:table-cell table:style-name="ce14" office:value-type="time" office:time-value="PT00H58M44S" calcext:value-type="time">
            <text:p>00:58:44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30]/([.D130]+[.E130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Verification UNICITE IMPORT</text:p>
          </table:table-cell>
          <table:table-cell table:style-name="ce14" office:value-type="time" office:time-value="PT00H25M00S" calcext:value-type="time">
            <text:p>00:25:00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31]/([.D131]+[.E131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ST DUPLICATE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4" office:value-type="time" office:time-value="PT00H34M00S" calcext:value-type="time">
            <text:p>00:34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32]/([.D132]+[.E132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Verification unicite toutes les tables </text:p>
          </table:table-cell>
          <table:table-cell table:style-name="ce14" office:value-type="time" office:time-value="PT00H20M00S" calcext:value-type="time">
            <text:p>00:20:00</text:p>
          </table:table-cell>
          <table:table-cell table:style-name="ce14" office:value-type="time" office:time-value="PT00H30M00S" calcext:value-type="time">
            <text:p>00:30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33]/([.D133]+[.E13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estion <text:s/>deja complet, 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4" office:value-type="time" office:time-value="PT00H17M00S" calcext:value-type="time">
            <text:p>00:17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34]/([.D134]+[.E134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Gestion <text:s/>deja complet partie affichage </text:p>
          </table:table-cell>
          <table:table-cell table:style-name="ce14" office:value-type="time" office:time-value="PT00H15M00S" calcext:value-type="time">
            <text:p>00:15:00</text:p>
          </table:table-cell>
          <table:table-cell table:style-name="ce14"/>
          <table:table-cell table:style-name="ce18" table:formula="of:=[.C135]-[.D135]" office:value-type="time" office:time-value="PT00H15M00S" calcext:value-type="time">
            <text:p>00:15:00</text:p>
          </table:table-cell>
          <table:table-cell table:style-name="ce20" table:formula="of:=[.D135]/([.D135]+[.E135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4"/>
          <table:table-cell/>
          <table:table-cell table:style-name="ce18"/>
          <table:table-cell table:style-name="ce20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rrection pdf last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1H26M00S" calcext:value-type="time">
            <text:p>01:26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37]/([.D137]+[.E137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integration nouvelle methode pdf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0H30M00S" calcext:value-type="time">
            <text:p>00:30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38]/([.D138]+[.E13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reparation affichage PDF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1H38M37S" calcext:value-type="time">
            <text:p>01:38:37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39]/([.D139]+[.E139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st Finaux</text:p>
          </table:table-cell>
          <table:table-cell table:style-name="ce14" office:value-type="time" office:time-value="PT00H10M00S" calcext:value-type="time">
            <text:p>00:10:00</text:p>
          </table:table-cell>
          <table:table-cell table:style-name="ce14" office:value-type="time" office:time-value="PT02H12M00S" calcext:value-type="time">
            <text:p>02:12:0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0" table:formula="of:=[.D140]/([.D140]+[.E140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18"/>
          <table:table-cell table:style-name="ce20"/>
          <table:table-cell table:number-columns-repeated="1018"/>
        </table:table-row>
        <table:table-row table:style-name="ro1">
          <table:table-cell table:style-name="ce8" office:value-type="string" calcext:value-type="string">
            <text:p>Resultat</text:p>
          </table:table-cell>
          <table:table-cell table:style-name="ce8" table:number-columns-repeated="2"/>
          <table:table-cell table:style-name="ce16"/>
          <table:table-cell table:style-name="ce18"/>
          <table:table-cell table:style-name="ce20"/>
          <table:table-cell table:number-columns-repeated="1018"/>
        </table:table-row>
        <table:table-row table:style-name="ro4">
          <table:table-cell table:style-name="ce8"/>
          <table:table-cell table:style-name="ce8" office:value-type="string" calcext:value-type="string">
            <text:p>somme travail par defaut hh:mm:ss</text:p>
          </table:table-cell>
          <table:table-cell table:style-name="ce13" table:formula="of:=SUM([.D4:.D140])" office:value-type="time" office:time-value="PT30H43M38S" calcext:value-type="time">
            <text:p>06:43:38</text:p>
          </table:table-cell>
          <table:table-cell table:style-name="ce14"/>
          <table:table-cell table:style-name="ce18"/>
          <table:table-cell table:style-name="ce20"/>
          <table:table-cell table:number-columns-repeated="1018"/>
        </table:table-row>
        <table:table-row table:style-name="ro1">
          <table:table-cell table:style-name="ce8"/>
          <table:table-cell table:style-name="ce8" office:value-type="string" calcext:value-type="string">
            <text:p>somme travail conclusion</text:p>
          </table:table-cell>
          <table:table-cell table:style-name="ce28" office:value-type="time" office:time-value="PT26H43M38S" calcext:value-type="time">
            <text:p>26:43:38</text:p>
          </table:table-cell>
          <table:table-cell table:style-name="ce5"/>
          <table:table-cell table:style-name="ce18"/>
          <table:table-cell table:style-name="ce20"/>
          <table:table-cell table:number-columns-repeated="1018"/>
        </table:table-row>
        <table:table-row table:style-name="ro1">
          <table:table-cell/>
          <table:table-cell table:style-name="ce8" office:value-type="string" calcext:value-type="string">
            <text:p>Avancement</text:p>
          </table:table-cell>
          <table:table-cell table:style-name="ce19" table:formula="of:=[.F1]" office:value-type="percentage" office:value="0.987037037037037" calcext:value-type="percentage">
            <text:p>98,70 %</text:p>
          </table:table-cell>
          <table:table-cell/>
          <table:table-cell table:style-name="ce18"/>
          <table:table-cell table:style-name="ce20"/>
          <table:table-cell table:number-columns-repeated="1018"/>
        </table:table-row>
        <table:table-row table:style-name="ro2">
          <table:table-cell table:number-columns-repeated="4"/>
          <table:table-cell table:style-name="ce18"/>
          <table:table-cell table:style-name="ce20"/>
          <table:table-cell table:number-columns-repeated="1018"/>
        </table:table-row>
        <table:table-row table:style-name="ro4">
          <table:table-cell office:value-type="string" calcext:value-type="string">
            <text:p>Affichage etapes</text:p>
          </table:table-cell>
          <table:table-cell office:value-type="string" calcext:value-type="string">
            <text:p>modif affichage etapes avec id etape et heure de depart</text:p>
          </table:table-cell>
          <table:table-cell table:number-columns-repeated="2"/>
          <table:table-cell table:style-name="ce18"/>
          <table:table-cell table:style-name="ce20"/>
          <table:table-cell table:number-columns-repeated="1018"/>
        </table:table-row>
        <table:table-row table:style-name="ro2" table:number-rows-repeated="7">
          <table:table-cell table:number-columns-repeated="4"/>
          <table:table-cell table:style-name="ce18"/>
          <table:table-cell table:style-name="ce20"/>
          <table:table-cell table:number-columns-repeated="1018"/>
        </table:table-row>
        <table:table-row table:style-name="ro2" table:number-rows-repeated="2">
          <table:table-cell table:number-columns-repeated="4"/>
          <table:table-cell table:style-name="ce18"/>
          <table:table-cell table:style-name="ce20"/>
          <table:table-cell/>
          <table:table-cell table:style-name="Default"/>
          <table:table-cell table:number-columns-repeated="1016"/>
        </table:table-row>
        <table:table-row table:style-name="ro2" table:number-rows-repeated="10">
          <table:table-cell table:number-columns-repeated="4"/>
          <table:table-cell table:style-name="ce18"/>
          <table:table-cell table:style-name="ce20"/>
          <table:table-cell table:number-columns-repeated="1018"/>
        </table:table-row>
        <table:table-row table:style-name="ro2" table:number-rows-repeated="104840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6-05">00/00/0000</text:date>, <text:time style:data-style-name="N2" text:time-value="10:02:17.39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05T10:09:16.623000000</dc:date>
    <meta:editing-duration>P2DT1H21M3S</meta:editing-duration>
    <meta:editing-cycles>294</meta:editing-cycles>
    <meta:generator>LibreOffice/7.2.4.1$Windows_X86_64 LibreOffice_project/27d75539669ac387bb498e35313b970b7fe9c4f9</meta:generator>
    <meta:document-statistic meta:table-count="1" meta:cell-count="704" meta:object-count="0"/>
  </office:meta>
</office:document-meta>
</file>